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1" style:family="table-row">
      <style:table-row-properties style:min-row-height="0.755cm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0.376cm"/>
    </style:style>
    <style:style style:name="stavke" style:family="table">
      <style:table-properties style:width="25.224cm" fo:margin-left="0.238cm" table:align="left"/>
    </style:style>
    <style:style style:name="stavke.A" style:family="table-column">
      <style:table-column-properties style:column-width="0.626cm"/>
    </style:style>
    <style:style style:name="stavke.B" style:family="table-column">
      <style:table-column-properties style:column-width="11.462cm"/>
    </style:style>
    <style:style style:name="stavke.C" style:family="table-column">
      <style:table-column-properties style:column-width="1.224cm"/>
    </style:style>
    <style:style style:name="stavke.D" style:family="table-column">
      <style:table-column-properties style:column-width="2.404cm"/>
    </style:style>
    <style:style style:name="stavke.E" style:family="table-column">
      <style:table-column-properties style:column-width="2.115cm"/>
    </style:style>
    <style:style style:name="stavke.F" style:family="table-column">
      <style:table-column-properties style:column-width="1.935cm"/>
    </style:style>
    <style:style style:name="stavke.G" style:family="table-column">
      <style:table-column-properties style:column-width="2.037cm"/>
    </style:style>
    <style:style style:name="stavke.H" style:family="table-column">
      <style:table-column-properties style:column-width="1.535cm"/>
    </style:style>
    <style:style style:name="stavke.I" style:family="table-column">
      <style:table-column-properties style:column-width="1.886cm"/>
    </style:style>
    <style:style style:name="stavke.A1" style:family="table-cell">
      <style:table-cell-properties fo:padding="0.097cm" fo:border-left="0.05pt solid #666666" fo:border-right="none" fo:border-top="0.05pt solid #666666" fo:border-bottom="0.05pt solid #666666"/>
    </style:style>
    <style:style style:name="stavke.I1" style:family="table-cell">
      <style:table-cell-properties fo:padding="0.097cm" fo:border="0.05pt solid #666666"/>
    </style:style>
    <style:style style:name="stavke.A2" style:family="table-cell">
      <style:table-cell-properties fo:padding="0.097cm" fo:border-left="0.05pt solid #666666" fo:border-right="none" fo:border-top="none" fo:border-bottom="0.05pt solid #666666"/>
    </style:style>
    <style:style style:name="stavke.I2" style:family="table-cell">
      <style:table-cell-properties fo:padding="0.097cm" fo:border-left="0.05pt solid #666666" fo:border-right="0.05pt solid #666666" fo:border-top="none" fo:border-bottom="0.05pt solid #666666"/>
    </style:style>
    <style:style style:name="Table4" style:family="table">
      <style:table-properties style:width="25.702cm" fo:margin-left="0cm" table:align="left"/>
    </style:style>
    <style:style style:name="Table4.A" style:family="table-column">
      <style:table-column-properties style:column-width="12.852cm"/>
    </style:style>
    <style:style style:name="Table4.B" style:family="table-column">
      <style:table-column-properties style:column-width="6.412cm"/>
    </style:style>
    <style:style style:name="Table4.C" style:family="table-column">
      <style:table-column-properties style:column-width="3.621cm"/>
    </style:style>
    <style:style style:name="Table4.D" style:family="table-column">
      <style:table-column-properties style:column-width="2.817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12.85cm" style:rel-column-width="32767*"/>
    </style:style>
    <style:style style:name="Table5.B" style:family="table-column">
      <style:table-column-properties style:column-width="12.85cm" style:rel-column-width="32768*"/>
    </style:style>
    <style:style style:name="Table5.1" style:family="table-row">
      <style:table-row-properties style:min-row-height="0.755cm"/>
    </style:style>
    <style:style style:name="Table5.A1" style:family="table-cell">
      <style:table-cell-properties fo:padding="0.097cm" fo:border="none"/>
    </style:style>
    <style:style style:name="Table5.3" style:family="table-row">
      <style:table-row-properties style:min-row-height="0.376cm"/>
    </style:style>
    <style:style style:name="Table3" style:family="table">
      <style:table-properties style:width="25.224cm" fo:margin-left="0.238cm" table:align="left"/>
    </style:style>
    <style:style style:name="Table3.A" style:family="table-column">
      <style:table-column-properties style:column-width="0.626cm"/>
    </style:style>
    <style:style style:name="Table3.B" style:family="table-column">
      <style:table-column-properties style:column-width="11.756cm"/>
    </style:style>
    <style:style style:name="Table3.C" style:family="table-column">
      <style:table-column-properties style:column-width="1.316cm"/>
    </style:style>
    <style:style style:name="Table3.D" style:family="table-column">
      <style:table-column-properties style:column-width="2.041cm"/>
    </style:style>
    <style:style style:name="Table3.E" style:family="table-column">
      <style:table-column-properties style:column-width="2.092cm"/>
    </style:style>
    <style:style style:name="Table3.F" style:family="table-column">
      <style:table-column-properties style:column-width="1.935cm"/>
    </style:style>
    <style:style style:name="Table3.G" style:family="table-column">
      <style:table-column-properties style:column-width="2.037cm"/>
    </style:style>
    <style:style style:name="Table3.H" style:family="table-column">
      <style:table-column-properties style:column-width="1.535cm"/>
    </style:style>
    <style:style style:name="Table3.I" style:family="table-column">
      <style:table-column-properties style:column-width="1.886cm"/>
    </style:style>
    <style:style style:name="Table3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3.I1" style:family="table-cell">
      <style:table-cell-properties fo:padding="0.097cm" fo:border="0.05pt solid #666666"/>
    </style:style>
    <style:style style:name="Table3.A2" style:family="table-cell">
      <style:table-cell-properties fo:padding="0.097cm" fo:border-left="0.05pt solid #666666" fo:border-right="none" fo:border-top="none" fo:border-bottom="0.05pt solid #666666"/>
    </style:style>
    <style:style style:name="Table3.I2" style:family="table-cell">
      <style:table-cell-properties fo:padding="0.097cm" fo:border-left="0.05pt solid #666666" fo:border-right="0.05pt solid #666666" fo:border-top="none" fo:border-bottom="0.05pt solid #666666"/>
    </style:style>
    <style:style style:name="Table2" style:family="table">
      <style:table-properties style:width="25.702cm" fo:margin-left="0cm" table:align="left"/>
    </style:style>
    <style:style style:name="Table2.A" style:family="table-column">
      <style:table-column-properties style:column-width="12.852cm"/>
    </style:style>
    <style:style style:name="Table2.B" style:family="table-column">
      <style:table-column-properties style:column-width="6.412cm"/>
    </style:style>
    <style:style style:name="Table2.C" style:family="table-column">
      <style:table-column-properties style:column-width="3.621cm"/>
    </style:style>
    <style:style style:name="Table2.D" style:family="table-column">
      <style:table-column-properties style:column-width="2.817cm"/>
    </style:style>
    <style:style style:name="Table2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ize="6pt" style:font-size-asian="5.25pt" style:font-size-complex="6pt"/>
    </style:style>
    <style:style style:name="P5" style:family="paragraph" style:parent-style-name="Standard">
      <style:text-properties style:font-name="Arial" fo:font-size="9pt" style:font-size-asian="9pt" style:font-size-complex="9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Arial" fo:font-size="9pt" style:font-size-asian="9pt" style:font-size-complex="9pt"/>
    </style:style>
    <style:style style:name="P10" style:family="paragraph" style:parent-style-name="Table_20_Contents">
      <style:text-properties style:font-name="Arial" fo:font-size="7pt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3" style:family="paragraph" style:parent-style-name="Standard">
      <style:paragraph-properties fo:break-before="page"/>
      <style:text-properties style:font-name="Arial" fo:font-size="6pt" style:font-size-asian="5.25pt" style:font-size-complex="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Firma: ${kalk.org_id} - ${kalk.org_naziv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Predispozicija br. ${kalk.dok_broj} od ${kalk.dok_datum}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4">Prvi dio dokumenta</text:p>
          </table:table-cell>
          <table:covered-table-cell/>
        </table:table-row>
        <table:table-row>
          <table:table-cell table:style-name="Table1.A1" office:value-type="string">
            <text:p text:style-name="P5"><text:line-break/>Po temeljnici: ${kalk.rn_broj} od ${kalk.rn_datum}</text:p>
          </table:table-cell>
          <table:table-cell table:style-name="Table1.A1" office:value-type="string">
            <text:p text:style-name="P9">Razdužuje: ${kalk.razd_id} - ${kalk.razd_naz}<text:line-break/> <text:s/>Zadužuje: ${kalk.zad_id} - ${kalk.zad_naz}</text:p>
          </table:table-cell>
        </table:table-row>
      </table:table>
      <text:p text:style-name="P4"/>
      <table:table table:name="stavke" table:style-name="stavke">
        <table:table-column table:style-name="stavke.A"/>
        <table:table-column table:style-name="stavke.B"/>
        <table:table-column table:style-name="stavke.C"/>
        <table:table-column table:style-name="stavke.D"/>
        <table:table-column table:style-name="stavke.E"/>
        <table:table-column table:style-name="stavke.F"/>
        <table:table-column table:style-name="stavke.G"/>
        <table:table-column table:style-name="stavke.H"/>
        <table:table-column table:style-name="stavke.I"/>
        <table:table-row>
          <table:table-cell table:style-name="stavke.A1" office:value-type="string">
            <text:p text:style-name="P7">R.br</text:p>
          </table:table-cell>
          <table:table-cell table:style-name="stavke.A1" office:value-type="string">
            <text:p text:style-name="P7">Artikal (šifra i naziv)</text:p>
          </table:table-cell>
          <table:table-cell table:style-name="stavke.A1" office:value-type="string">
            <text:p text:style-name="P8">Jmj</text:p>
          </table:table-cell>
          <table:table-cell table:style-name="stavke.A1" office:value-type="string">
            <text:p text:style-name="P8">Količina</text:p>
          </table:table-cell>
          <table:table-cell table:style-name="stavke.A1" office:value-type="string">
            <text:p text:style-name="P8">Nabavna cijena /<text:line-break/>vrijednost bez PDV</text:p>
          </table:table-cell>
          <table:table-cell table:style-name="stavke.A1" office:value-type="string">
            <text:p text:style-name="P8">RUC<text:line-break/>stopa/iznos</text:p>
          </table:table-cell>
          <table:table-cell table:style-name="stavke.A1" office:value-type="string">
            <text:p text:style-name="P8">Prodajna cijena /<text:line-break/>vrijednost bez PDV</text:p>
          </table:table-cell>
          <table:table-cell table:style-name="stavke.A1" office:value-type="string">
            <text:p text:style-name="P8">Porez<text:line-break/>stopa / iznos</text:p>
          </table:table-cell>
          <table:table-cell table:style-name="stavke.I1" office:value-type="string">
            <text:p text:style-name="P8">Prodajna cijena / <text:line-break/>vrijednost <text:line-break/>sa PDV</text:p>
          </table:table-cell>
        </table:table-row>
        <table:table-row>
          <table:table-cell table:style-name="stavke.A2" office:value-type="string">
            <text:p text:style-name="P11"><text:s/><text:script script:language="JOOScript">@table:table-row
[#list kalk.razd.stavka as ks]
@/table:table-row
[/#list]</text:script>${ks.rbr}</text:p>
          </table:table-cell>
          <table:table-cell table:style-name="stavke.A2" office:value-type="string">
            <text:p text:style-name="P10">${ks.art_id}<text:line-break/>${ks.art_naz}</text:p>
          </table:table-cell>
          <table:table-cell table:style-name="stavke.A2" office:value-type="string">
            <text:p text:style-name="P12">${ks.art_jmj}</text:p>
          </table:table-cell>
          <table:table-cell table:style-name="stavke.A2" office:value-type="string">
            <text:p text:style-name="P11">${ks.kol}</text:p>
          </table:table-cell>
          <table:table-cell table:style-name="stavke.A2" office:value-type="string">
            <text:p text:style-name="P11">${ks.nc}<text:line-break/>${ks.unv}</text:p>
          </table:table-cell>
          <table:table-cell table:style-name="stavke.A2" office:value-type="string">
            <text:p text:style-name="P11">${ks.marzap} %<text:line-break/>${ks.umarza}</text:p>
          </table:table-cell>
          <table:table-cell table:style-name="stavke.A2" office:value-type="string">
            <text:p text:style-name="P11">${ks.pc}<text:line-break/>${ks.upv}</text:p>
          </table:table-cell>
          <table:table-cell table:style-name="stavke.A2" office:value-type="string">
            <text:p text:style-name="P11">${ks.por_st}<text:line-break/>${ks.upor}</text:p>
          </table:table-cell>
          <table:table-cell table:style-name="stavke.I2" office:value-type="string">
            <text:p text:style-name="P11">${ks.pcsap}<text:line-break/>${ks.upvp}</text:p>
          </table:table-cell>
        </table:table-row>
        <table:table-row>
          <table:table-cell table:style-name="stavke.A2" table:number-columns-spanned="4" office:value-type="string">
            <text:p text:style-name="P7">Ukupno:</text:p>
          </table:table-cell>
          <table:covered-table-cell/>
          <table:covered-table-cell/>
          <table:covered-table-cell/>
          <table:table-cell table:style-name="stavke.A2" office:value-type="string">
            <text:p text:style-name="P11">${kalk.razd.tnv}</text:p>
          </table:table-cell>
          <table:table-cell table:style-name="stavke.A2" office:value-type="string">
            <text:p text:style-name="P11">${kalk.razd.tmarza}</text:p>
          </table:table-cell>
          <table:table-cell table:style-name="stavke.A2" office:value-type="string">
            <text:p text:style-name="P11">${kalk.razd.tpv}</text:p>
          </table:table-cell>
          <table:table-cell table:style-name="stavke.A2" office:value-type="string">
            <text:p text:style-name="P11">${kalk.razd.tpor}</text:p>
          </table:table-cell>
          <table:table-cell table:style-name="stavke.I2" office:value-type="string">
            <text:p text:style-name="P11">${kalk.razd.tpvp}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6">Kontrolisao:</text:p>
          </table:table-cell>
          <table:table-cell table:style-name="Table4.A1" office:value-type="string">
            <text:p text:style-name="P6">Robu isporučio:</text:p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6">__________________________</text:p>
          </table:table-cell>
          <table:table-cell table:style-name="Table4.A1" table:number-columns-spanned="2" office:value-type="string">
            <text:p text:style-name="P6">_________________________</text:p>
          </table:table-cell>
          <table:covered-table-cell/>
        </table:table-row>
      </table:table>
      <text:p text:style-name="P4"/>
      <text:p text:style-name="P4"/>
      <text:p text:style-name="P4"/>
      <text:p text:style-name="P1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">Firma: ${kalk.org_id} - ${kalk.org_naziv}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3">Predispozicija br. ${kalk.dok_broj} od ${kalk.dok_datum}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Drugi dio dokumenta</text:p>
          </table:table-cell>
          <table:covered-table-cell/>
        </table:table-row>
        <table:table-row>
          <table:table-cell table:style-name="Table5.A1" office:value-type="string">
            <text:p text:style-name="P5"><text:line-break/>Po temeljnici: ${kalk.rn_broj} od ${kalk.rn_datum}</text:p>
          </table:table-cell>
          <table:table-cell table:style-name="Table5.A1" office:value-type="string">
            <text:p text:style-name="P9"><text:s text:c="3"/>Zadužuje: ${kalk.zad_id} - ${kalk.zad_naz}<text:line-break/>Razdužuje: ${kalk.razd_id} - ${kalk.razd_naz}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7">R.br</text:p>
          </table:table-cell>
          <table:table-cell table:style-name="Table3.A1" office:value-type="string">
            <text:p text:style-name="P7">Artikal (šifra i naziv)</text:p>
          </table:table-cell>
          <table:table-cell table:style-name="Table3.A1" office:value-type="string">
            <text:p text:style-name="P8">Jmj</text:p>
          </table:table-cell>
          <table:table-cell table:style-name="Table3.A1" office:value-type="string">
            <text:p text:style-name="P8">Količina</text:p>
          </table:table-cell>
          <table:table-cell table:style-name="Table3.A1" office:value-type="string">
            <text:p text:style-name="P8">Nabavna cijena /<text:line-break/>vrijednost bez PDV</text:p>
          </table:table-cell>
          <table:table-cell table:style-name="Table3.A1" office:value-type="string">
            <text:p text:style-name="P8">RUC<text:line-break/>stopa/iznos</text:p>
          </table:table-cell>
          <table:table-cell table:style-name="Table3.A1" office:value-type="string">
            <text:p text:style-name="P8">Prodajna cijena /<text:line-break/>vrijednost bez PDV</text:p>
          </table:table-cell>
          <table:table-cell table:style-name="Table3.A1" office:value-type="string">
            <text:p text:style-name="P8">Porez<text:line-break/>stopa / iznos</text:p>
          </table:table-cell>
          <table:table-cell table:style-name="Table3.I1" office:value-type="string">
            <text:p text:style-name="P8">Prodajna cijena / <text:line-break/>vrijednost <text:line-break/>sa PDV</text:p>
          </table:table-cell>
        </table:table-row>
        <table:table-row>
          <table:table-cell table:style-name="Table3.A2" office:value-type="string">
            <text:p text:style-name="P11"><text:s/><text:script script:language="JOOScript">@table:table-row
[#list kalk.zad.stavka as ks]
@/table:table-row
[/#list]</text:script>${ks.rbr}</text:p>
          </table:table-cell>
          <table:table-cell table:style-name="Table3.A2" office:value-type="string">
            <text:p text:style-name="P10">${ks.art_id}<text:line-break/>${ks.art_naz}</text:p>
          </table:table-cell>
          <table:table-cell table:style-name="Table3.A2" office:value-type="string">
            <text:p text:style-name="P12">${ks.art_jmj}</text:p>
          </table:table-cell>
          <table:table-cell table:style-name="Table3.A2" office:value-type="string">
            <text:p text:style-name="P11">${ks.kol}</text:p>
          </table:table-cell>
          <table:table-cell table:style-name="Table3.A2" office:value-type="string">
            <text:p text:style-name="P11">${ks.nc}<text:line-break/>${ks.unv}</text:p>
          </table:table-cell>
          <table:table-cell table:style-name="Table3.A2" office:value-type="string">
            <text:p text:style-name="P11">${ks.marzap} %<text:line-break/>${ks.umarza}</text:p>
          </table:table-cell>
          <table:table-cell table:style-name="Table3.A2" office:value-type="string">
            <text:p text:style-name="P11">${ks.pc}<text:line-break/>${ks.upv}</text:p>
          </table:table-cell>
          <table:table-cell table:style-name="Table3.A2" office:value-type="string">
            <text:p text:style-name="P11">${ks.por_st}<text:line-break/>${ks.upor}</text:p>
          </table:table-cell>
          <table:table-cell table:style-name="Table3.I2" office:value-type="string">
            <text:p text:style-name="P11">${ks.pcsap}<text:line-break/>${ks.upvp}</text:p>
          </table:table-cell>
        </table:table-row>
        <table:table-row>
          <table:table-cell table:style-name="Table3.A2" table:number-columns-spanned="4" office:value-type="string">
            <text:p text:style-name="P7">Ukupno:</text:p>
          </table:table-cell>
          <table:covered-table-cell/>
          <table:covered-table-cell/>
          <table:covered-table-cell/>
          <table:table-cell table:style-name="Table3.A2" office:value-type="string">
            <text:p text:style-name="P11">${kalk.zad.tnv}</text:p>
          </table:table-cell>
          <table:table-cell table:style-name="Table3.A2" office:value-type="string">
            <text:p text:style-name="P11">${kalk.zad.tmarza}</text:p>
          </table:table-cell>
          <table:table-cell table:style-name="Table3.A2" office:value-type="string">
            <text:p text:style-name="P11">${kalk.zad.tpv}</text:p>
          </table:table-cell>
          <table:table-cell table:style-name="Table3.A2" office:value-type="string">
            <text:p text:style-name="P11">${kalk.zad.tpor}</text:p>
          </table:table-cell>
          <table:table-cell table:style-name="Table3.I2" office:value-type="string">
            <text:p text:style-name="P11">${kalk.zad.tpvp}</text:p>
          </table:table-cell>
        </table:table-row>
      </table:table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6">Kontrolisao:</text:p>
          </table:table-cell>
          <table:table-cell table:style-name="Table2.A1" office:value-type="string">
            <text:p text:style-name="P6">Robu primio: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6">__________________________</text:p>
          </table:table-cell>
          <table:table-cell table:style-name="Table2.A1" table:number-columns-spanned="2" office:value-type="string">
            <text:p text:style-name="P6">_________________________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tranica:</text:span>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3T18:10:18</meta:creation-date>
    <dc:date>2012-06-15T13:30:16</dc:date>
    <meta:editing-duration>PT2H59M58S</meta:editing-duration>
    <meta:editing-cycles>48</meta:editing-cycles>
    <meta:generator>LibreOffice/3.5$Linux_x86 LibreOffice_project/350m1$Build-2</meta:generator>
    <meta:document-statistic meta:table-count="6" meta:image-count="0" meta:object-count="0" meta:page-count="2" meta:paragraph-count="67" meta:word-count="168" meta:character-count="1553" meta:non-whitespace-character-count="1437"/>
  </office:meta>
</office:document-meta>
</file>